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a2db6" style:font-size-asian="12.25pt" style:font-size-complex="14pt"/>
    </style:style>
    <style:style style:name="P2" style:family="paragraph" style:parent-style-name="Standard">
      <style:text-properties officeooo:paragraph-rsid="000fb72e"/>
    </style:style>
    <style:style style:name="T1" style:family="text">
      <style:text-properties officeooo:rsid="000a2db6"/>
    </style:style>
    <style:style style:name="T2" style:family="text">
      <style:text-properties officeooo:rsid="000bedeb"/>
    </style:style>
    <style:style style:name="T3" style:family="text">
      <style:text-properties officeooo:rsid="000d517e"/>
    </style:style>
    <style:style style:name="T4" style:family="text">
      <style:text-properties officeooo:rsid="000dfc14"/>
    </style:style>
    <style:style style:name="T5" style:family="text">
      <style:text-properties officeooo:rsid="000fb72e"/>
    </style:style>
    <style:style style:name="T6" style:family="text">
      <style:text-properties officeooo:rsid="0010df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diul actual</text:p>
      <text:p text:style-name="Standard"/>
      <text:p text:style-name="Standard">Android este o platformă open source dezvoltată pentru dispozitivele mobile. </text:p>
      <text:p text:style-name="Standard">Open source, ca un model de dezvoltare <text:span text:style-name="T6">software</text:span> promovează a) <text:span text:style-name="T2">acces</text:span><text:span text:style-name="T5">ul</text:span><text:span text:style-name="T2"> universal via free license la designul unui produs, și b) redistribuirea acestui design incluzând posibile îmbunătățiri aduse </text:span><text:span text:style-name="T3">de </text:span><text:span text:style-name="T4">utilizatori. </text:span><text:span text:style-name="T5">Android este dezvoltat de Google, și de</text:span><text:span text:style-name="T6">ț</text:span><text:span text:style-name="T5">inut de Open Handset Alliance. Scopul gruparii este de a accelera dezvoltarea platformei și de a oferi utilizatorilor o experiență mobilă mai bogată și mai ieftină.</text:span></text:p>
      <text:p text:style-name="Standard"><text:span text:style-name="T5"/></text:p>
      <text:p text:style-name="P2"><text:span text:style-name="T5">Pentru prima data, este o platformă open source, care separă hardware-ul de software-ul care rulează pe acesta. </text:span><text:span text:style-name="T6">Aceasta permite unui număr mare de dispozitive de a rula aceleași aplicații și creează un ecosistem mult mai bogat pentru dezvoltatori și utilizatori.</text:span></text:p>
      <text:p text:style-name="Standard"/>
      <text:p text:style-name="Standard">Bibliografie</text:p>
      <text:p text:style-name="Standard"/>
      <text:p text:style-name="Standard">[1] “Learning Android” by Marko Gargenta (O’Reilly). Copyright 2011 Marko Gargenta, 978-1-449-39050-1.”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21:23:03</meta:creation-date>
    <dc:date>2014-01-22T23:29:19</dc:date>
    <meta:editing-duration>PT1H32M50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6" meta:word-count="127" meta:character-count="885" meta:non-whitespace-character-count="762"/>
  </office:meta>
</office:document-meta>
</file>